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uree</text:p>
          </table:table-cell>
          <table:table-cell office:value-type="string" calcext:value-type="string">
            <text:p>kcal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1" calcext:value-type="date">
            <text:p>05/01/23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2" calcext:value-type="date">
            <text:p>05/02/23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03" calcext:value-type="date">
            <text:p>05/03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04" calcext:value-type="date">
            <text:p>05/04/23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05" calcext:value-type="date">
            <text:p>05/05/23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06" calcext:value-type="date">
            <text:p>05/06/23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07" calcext:value-type="date">
            <text:p>05/07/23</text:p>
          </table:table-cell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08" calcext:value-type="date">
            <text:p>05/08/23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09" calcext:value-type="date">
            <text:p>05/09/23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0" calcext:value-type="date">
            <text:p>05/10/23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ull (ER)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1" calcext:value-type="date">
            <text:p>05/1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2" calcext:value-type="date">
            <text:p>05/12/23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13" calcext:value-type="date">
            <text:p>05/13/23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date" office:date-value="2023-05-14" calcext:value-type="date">
            <text:p>05/14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date" office:date-value="2023-05-15" calcext:value-type="date">
            <text:p>05/15/23</text:p>
          </table:table-cell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ull+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date" office:date-value="2023-05-16" calcext:value-type="date">
            <text:p>05/16/23</text:p>
          </table:table-cell>
          <table:table-cell table:number-columns-repeated="2"/>
          <table:table-cell office:value-type="string" calcext:value-type="string">
            <text:p>Push+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date" office:date-value="2023-05-17" calcext:value-type="date">
            <text:p>05/17/23</text:p>
          </table:table-cell>
          <table:table-cell table:number-columns-repeated="2"/>
          <table:table-cell office:value-type="string" calcext:value-type="string">
            <text:p>rameur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date" office:date-value="2023-05-18" calcext:value-type="date">
            <text:p>05/18/23</text:p>
          </table:table-cell>
          <table:table-cell table:number-columns-repeated="2"/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date" office:date-value="2023-05-19" calcext:value-type="date">
            <text:p>05/19/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date" office:date-value="2023-05-20" calcext:value-type="date">
            <text:p>05/2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1" calcext:value-type="date">
            <text:p>05/2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2" calcext:value-type="date">
            <text:p>05/2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3" calcext:value-type="date">
            <text:p>05/23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4" calcext:value-type="date">
            <text:p>05/24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5" calcext:value-type="date">
            <text:p>05/25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6" calcext:value-type="date">
            <text:p>05/26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7" calcext:value-type="date">
            <text:p>05/27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8" calcext:value-type="date">
            <text:p>05/2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29" calcext:value-type="date">
            <text:p>05/2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05/30/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8:18:07.246018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57:56.459553458</meta:creation-date>
    <meta:generator>LibreOffice/7.0.4.2$Linux_X86_64 LibreOffice_project/00$Build-2</meta:generator>
    <dc:date>2023-05-15T18:22:59.864371556</dc:date>
    <meta:editing-duration>PT10M37S</meta:editing-duration>
    <meta:editing-cycles>5</meta:editing-cycles>
    <meta:document-statistic meta:table-count="1" meta:cell-count="101" meta:object-count="0"/>
  </office:meta>
</office:document-meta>
</file>